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21246ac" officeooo:paragraph-rsid="021246ac"/>
    </style:style>
    <style:style style:name="P2" style:family="paragraph" style:parent-style-name="Standard">
      <style:paragraph-properties fo:text-align="justify" style:justify-single-word="false"/>
      <style:text-properties officeooo:rsid="0214a27f" officeooo:paragraph-rsid="0214a27f"/>
    </style:style>
    <style:style style:name="P3" style:family="paragraph" style:parent-style-name="Standard">
      <style:paragraph-properties fo:text-align="justify" style:justify-single-word="false"/>
      <style:text-properties officeooo:rsid="0215d6b6" officeooo:paragraph-rsid="0215d6b6"/>
    </style:style>
    <style:style style:name="P4" style:family="paragraph" style:parent-style-name="Standard">
      <style:paragraph-properties fo:text-align="justify" style:justify-single-word="false"/>
      <style:text-properties officeooo:rsid="02162e4d" officeooo:paragraph-rsid="02162e4d"/>
    </style:style>
    <style:style style:name="P5" style:family="paragraph" style:parent-style-name="Standard">
      <style:paragraph-properties fo:text-align="justify" style:justify-single-word="false"/>
      <style:text-properties officeooo:rsid="0216eeb8" officeooo:paragraph-rsid="0216eeb8"/>
    </style:style>
    <style:style style:name="P6" style:family="paragraph" style:parent-style-name="Standard">
      <style:text-properties officeooo:rsid="0219d6d1" officeooo:paragraph-rsid="0219d6d1"/>
    </style:style>
    <style:style style:name="P7" style:family="paragraph" style:parent-style-name="Standard">
      <style:paragraph-properties fo:text-align="justify" style:justify-single-word="false"/>
      <style:text-properties officeooo:rsid="0219d6d1" officeooo:paragraph-rsid="0219d6d1"/>
    </style:style>
    <style:style style:name="P8" style:family="paragraph" style:parent-style-name="Standard">
      <style:paragraph-properties fo:text-align="justify" style:justify-single-word="false"/>
      <style:text-properties officeooo:rsid="021a3060" officeooo:paragraph-rsid="021a3060"/>
    </style:style>
    <style:style style:name="P9" style:family="paragraph" style:parent-style-name="Standard">
      <style:paragraph-properties fo:text-align="justify" style:justify-single-word="false"/>
      <style:text-properties fo:font-weight="bold" officeooo:rsid="021a5081" officeooo:paragraph-rsid="021a5081" style:font-weight-asian="bold" style:font-weight-complex="bold"/>
    </style:style>
    <style:style style:name="P10" style:family="paragraph" style:parent-style-name="Standard">
      <style:paragraph-properties fo:text-align="justify" style:justify-single-word="false"/>
      <style:text-properties officeooo:rsid="021a5081" officeooo:paragraph-rsid="021a5081"/>
    </style:style>
    <style:style style:name="P11" style:family="paragraph" style:parent-style-name="codesection">
      <style:paragraph-properties fo:text-align="justify" style:justify-single-word="false"/>
      <style:text-properties officeooo:rsid="0216eeb8" officeooo:paragraph-rsid="0216eeb8"/>
    </style:style>
    <style:style style:name="P12" style:family="paragraph" style:parent-style-name="codesection">
      <style:paragraph-properties fo:text-align="justify" style:justify-single-word="false"/>
      <style:text-properties officeooo:rsid="0216eeb8" officeooo:paragraph-rsid="021a3060"/>
    </style:style>
    <style:style style:name="P13" style:family="paragraph" style:parent-style-name="codesection">
      <style:text-properties officeooo:paragraph-rsid="0216eeb8"/>
    </style:style>
    <style:style style:name="P14" style:family="paragraph" style:parent-style-name="Text_20_body">
      <style:text-properties officeooo:rsid="021adca6" officeooo:paragraph-rsid="021adca6"/>
    </style:style>
    <style:style style:name="P15" style:family="paragraph" style:parent-style-name="Standard" style:list-style-name="L1">
      <style:paragraph-properties fo:text-align="justify" style:justify-single-word="false"/>
      <style:text-properties officeooo:rsid="0214a27f" officeooo:paragraph-rsid="0214a27f"/>
    </style:style>
    <style:style style:name="P16" style:family="paragraph" style:parent-style-name="Standard" style:list-style-name="L1">
      <style:paragraph-properties fo:text-align="justify" style:justify-single-word="false"/>
      <style:text-properties officeooo:rsid="0215d6b6" officeooo:paragraph-rsid="0215d6b6"/>
    </style:style>
    <style:style style:name="P17" style:family="paragraph" style:parent-style-name="Standard" style:list-style-name="L2">
      <style:paragraph-properties fo:text-align="justify" style:justify-single-word="false"/>
      <style:text-properties officeooo:rsid="0215d6b6" officeooo:paragraph-rsid="0215d6b6"/>
    </style:style>
    <style:style style:name="P18" style:family="paragraph" style:parent-style-name="Standard" style:list-style-name="L2">
      <style:paragraph-properties fo:text-align="justify" style:justify-single-word="false"/>
      <style:text-properties officeooo:rsid="02162e4d" officeooo:paragraph-rsid="02162e4d"/>
    </style:style>
    <style:style style:name="P19" style:family="paragraph" style:parent-style-name="Standard" style:list-style-name="L3">
      <style:text-properties officeooo:rsid="0219d6d1" officeooo:paragraph-rsid="0219d6d1"/>
    </style:style>
    <style:style style:name="P20" style:family="paragraph" style:parent-style-name="Standard" style:list-style-name="L3">
      <style:paragraph-properties fo:text-align="justify" style:justify-single-word="false"/>
      <style:text-properties officeooo:rsid="0219d6d1" officeooo:paragraph-rsid="0219d6d1"/>
    </style:style>
    <style:style style:name="P21" style:family="paragraph" style:parent-style-name="Standard" style:list-style-name="L4">
      <style:paragraph-properties fo:text-align="justify" style:justify-single-word="false"/>
      <style:text-properties officeooo:rsid="021a5081" officeooo:paragraph-rsid="021a5081"/>
    </style:style>
    <style:style style:name="P22" style:family="paragraph" style:parent-style-name="Text_20_body">
      <style:paragraph-properties fo:text-align="justify" style:justify-single-word="false"/>
      <style:text-properties officeooo:rsid="021adca6" officeooo:paragraph-rsid="021adca6"/>
    </style:style>
    <style:style style:name="P23" style:family="paragraph" style:parent-style-name="Text_20_body">
      <style:paragraph-properties fo:text-align="justify" style:justify-single-word="false"/>
      <style:text-properties officeooo:rsid="021bd5c3" officeooo:paragraph-rsid="021bd5c3"/>
    </style:style>
    <style:style style:name="P24" style:family="paragraph" style:parent-style-name="Text_20_body">
      <style:paragraph-properties fo:text-align="justify" style:justify-single-word="false"/>
      <style:text-properties officeooo:rsid="021c8e80" officeooo:paragraph-rsid="021c8e80"/>
    </style:style>
    <style:style style:name="P25" style:family="paragraph" style:parent-style-name="Text_20_body">
      <style:paragraph-properties fo:text-align="justify" style:justify-single-word="false"/>
      <style:text-properties officeooo:rsid="021e7679" officeooo:paragraph-rsid="021e7679"/>
    </style:style>
    <style:style style:name="P26" style:family="paragraph" style:parent-style-name="Text_20_body">
      <style:paragraph-properties fo:text-align="justify" style:justify-single-word="false"/>
      <style:text-properties officeooo:rsid="021f47d7" officeooo:paragraph-rsid="021f47d7"/>
    </style:style>
    <style:style style:name="P27" style:family="paragraph" style:parent-style-name="Text_20_body">
      <style:paragraph-properties fo:text-align="justify" style:justify-single-word="false"/>
      <style:text-properties officeooo:rsid="0220b0ed" officeooo:paragraph-rsid="0220b0ed"/>
    </style:style>
    <style:style style:name="P28" style:family="paragraph" style:parent-style-name="Text_20_body">
      <style:paragraph-properties fo:text-align="justify" style:justify-single-word="false"/>
      <style:text-properties officeooo:rsid="02222615" officeooo:paragraph-rsid="02222615"/>
    </style:style>
    <style:style style:name="P29" style:family="paragraph" style:parent-style-name="codesection">
      <style:text-properties fo:color="#008000"/>
    </style:style>
    <style:style style:name="P30" style:family="paragraph" style:parent-style-name="codesection">
      <style:text-properties officeooo:paragraph-rsid="022204cd"/>
    </style:style>
    <style:style style:name="P31" style:family="paragraph" style:parent-style-name="Heading_20_3">
      <style:paragraph-properties fo:text-align="start" style:justify-single-word="false" style:writing-mode="lr-tb"/>
      <style:text-properties fo:font-variant="normal" fo:text-transform="none" fo:color="#354278" style:font-name="Arial1" fo:letter-spacing="normal" fo:font-style="normal" fo:font-weight="bold" officeooo:paragraph-rsid="01d3c0e0"/>
    </style:style>
    <style:style style:name="T1" style:family="text">
      <style:text-properties officeooo:rsid="021314cb"/>
    </style:style>
    <style:style style:name="T2" style:family="text">
      <style:text-properties fo:color="#808000"/>
    </style:style>
    <style:style style:name="T3" style:family="text">
      <style:text-properties fo:color="#c0c0c0"/>
    </style:style>
    <style:style style:name="T4" style:family="text">
      <style:text-properties fo:color="#800080"/>
    </style:style>
    <style:style style:name="T5" style:family="text">
      <style:text-properties fo:color="#800080" fo:font-weight="bold"/>
    </style:style>
    <style:style style:name="T6" style:family="text">
      <style:text-properties fo:color="#00677c"/>
    </style:style>
    <style:style style:name="T7" style:family="text">
      <style:text-properties fo:color="#00677c" fo:font-weight="bold"/>
    </style:style>
    <style:style style:name="T8" style:family="text">
      <style:text-properties fo:color="#00677c" fo:font-style="italic"/>
    </style:style>
    <style:style style:name="T9" style:family="text">
      <style:text-properties fo:color="#00677c" fo:font-style="italic" fo:font-weight="bold"/>
    </style:style>
    <style:style style:name="T10" style:family="text">
      <style:text-properties fo:color="#092e64"/>
    </style:style>
    <style:style style:name="T11" style:family="text">
      <style:text-properties fo:color="#092e64" fo:font-style="italic"/>
    </style:style>
    <style:style style:name="T12" style:family="text">
      <style:text-properties fo:color="#008000"/>
    </style:style>
    <style:style style:name="T13" style:family="text">
      <style:text-properties fo:color="#000080"/>
    </style:style>
    <style:style style:name="T14" style:family="text">
      <style:text-properties officeooo:rsid="0215d6b6"/>
    </style:style>
    <style:style style:name="T15" style:family="text">
      <style:text-properties officeooo:rsid="02162e4d"/>
    </style:style>
    <style:style style:name="T16" style:family="text">
      <style:text-properties fo:color="#355269"/>
    </style:style>
    <style:style style:name="T17" style:family="text">
      <style:text-properties officeooo:rsid="0216eeb8"/>
    </style:style>
    <style:style style:name="T18" style:family="text">
      <style:text-properties fo:color="#ff0000"/>
    </style:style>
    <style:style style:name="T19" style:family="text">
      <style:text-properties fo:color="#ff0000" fo:font-weight="bold"/>
    </style:style>
    <style:style style:name="T20" style:family="text">
      <style:text-properties fo:color="#ff0000" fo:font-weight="bold" style:font-weight-asian="bold" style:font-weight-complex="bold"/>
    </style:style>
    <style:style style:name="T21" style:family="text">
      <style:text-properties fo:color="#ff0000" fo:font-style="italic" fo:font-weight="bold"/>
    </style:style>
    <style:style style:name="T22" style:family="text">
      <style:text-properties officeooo:rsid="021a5081"/>
    </style:style>
    <style:style style:name="T23" style:family="text">
      <style:text-properties fo:color="#ce5c00"/>
    </style:style>
    <style:style style:name="T24" style:family="text">
      <style:text-properties officeooo:rsid="021c8e80"/>
    </style:style>
    <style:style style:name="T25" style:family="text">
      <style:text-properties officeooo:rsid="0220b0e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3">Item 40: Use multiple inheritance judiciously</text:h>
      <text:p text:style-name="P1">انگیزه‌ی اولیه برای template های ++C خیلی واضح بود:<text:span text:style-name="T1"> این که بتوانیم container هایی مانند vector,list و map داشته باشیم. هر چقدر افراد بیشتری با template ها کار کردند، فهمیدند که چیز‌های بیشتری را می‌توانند از طریق آن انجام بدهند. Container ها خوب بودند، اما generic programming (توانایی این که کدی بنویسیم که مستقل از نوع اشیاء باشد) حتی بهتر از آن بود. الگوریتم‌های STL مانند for_each,find و merge مثال‌هایی از این نوع برنامه‌نویسی هستند. و از همه‌ مهم‌تر، فهمیده شد که مکانیزم template در ++C می‌تواند به تنهایی ورق را برگرداند: می‌توان از آن استفاده کرد تا هر مقدار قابل محاسبه‌ای را محاسبه کرد. که این مورد ما را به template metaprogramming راهی می‌کرد: تولید برنامه‌هایی که درون کامپایلر‌های ++C اجرا می‌شوند و وقتی که کامپایل پایان پذیرد، متوقف می‌شوند. امروزه، container ها را می‌توان یک میوه‌ی کوچک از template شمرد. هدف ما در این فصل ایده‌هایی است که در هسته‌ی برنامه‌نویسی مبتنی بر template قرار دارد.</text:span></text:p>
      <text:p text:style-name="codesection">Item 41: Understand implicit interfaces and compile-</text:p>
      <text:p text:style-name="codesection">time polymorphism</text:p>
      <text:p text:style-name="P2">دنیای برنامه‌نویسی شیءگرا به میزان زیادی حول تبدیلات صریح و چندریختی به صورت runtime میگردد. به طور مثال، این کلاس را در نظر بگیرید.</text:p>
      <text:p text:style-name="codesection"><text:span text:style-name="T2">class</text:span><text:span text:style-name="T3"> </text:span><text:span text:style-name="T5">Widget</text:span></text:p>
      <text:p text:style-name="codesection">{</text:p>
      <text:p text:style-name="codesection"><text:span text:style-name="T2">public</text:span>:</text:p>
      <text:p text:style-name="codesection"><text:span text:style-name="T3"><text:s text:c="4"/></text:span><text:span text:style-name="T7">Widget</text:span>()<text:span text:style-name="T3"> </text:span>{}</text:p>
      <text:p text:style-name="codesection"><text:span text:style-name="T3"><text:s text:c="4"/></text:span><text:span text:style-name="T2">virtual</text:span><text:span text:style-name="T3"> </text:span>~<text:span text:style-name="T9">Widget</text:span>();</text:p>
      <text:p text:style-name="codesection"><text:span text:style-name="T3"><text:s text:c="4"/></text:span><text:span text:style-name="T2">virtual</text:span><text:span text:style-name="T3"> </text:span><text:span text:style-name="T4">std</text:span>::<text:span text:style-name="T4">size_t</text:span><text:span text:style-name="T3"> </text:span><text:span text:style-name="T9">size</text:span>()<text:span text:style-name="T3"> </text:span><text:span text:style-name="T2">const</text:span>;</text:p>
      <text:p text:style-name="codesection"><text:span text:style-name="T3"><text:s text:c="4"/></text:span><text:span text:style-name="T2">virtual</text:span><text:span text:style-name="T3"> </text:span><text:span text:style-name="T2">void</text:span><text:span text:style-name="T3"> </text:span><text:span text:style-name="T9">normalize</text:span>();</text:p>
      <text:p text:style-name="codesection"><text:span text:style-name="T3"><text:s text:c="4"/></text:span><text:span text:style-name="T2">void</text:span><text:span text:style-name="T3"> </text:span><text:span text:style-name="T7">swap</text:span>(<text:span text:style-name="T4">Widget</text:span>&amp;<text:span text:style-name="T3"> </text:span><text:span text:style-name="T10">swap</text:span>);<text:span text:style-name="T3"> <text:s text:c="2"/></text:span><text:span text:style-name="T12">//see</text:span><text:span text:style-name="T3"> </text:span><text:span text:style-name="T12">Item</text:span><text:span text:style-name="T3"> </text:span><text:span text:style-name="T12">25</text:span></text:p>
      <text:p text:style-name="codesection">};</text:p>
      <text:p text:style-name="P2">و این تابع را در نظر بگیرید:</text:p>
      <text:p text:style-name="codesection"><text:span text:style-name="T2">void</text:span><text:span text:style-name="T3"> </text:span><text:span text:style-name="T7">doProcessing</text:span>(<text:span text:style-name="T4">Widget</text:span><text:span text:style-name="T3"> </text:span>&amp;<text:span text:style-name="T10">w</text:span>)</text:p>
      <text:p text:style-name="codesection">{</text:p>
      <text:p text:style-name="codesection"><text:span text:style-name="T3"><text:s text:c="4"/></text:span><text:span text:style-name="T2">if</text:span>(w.size()&gt;<text:span text:style-name="T13">0</text:span><text:span text:style-name="T3"> </text:span>&amp;&amp;<text:span text:style-name="T3"> </text:span>w<text:span text:style-name="T3"> </text:span>!=<text:span text:style-name="T3"> </text:span>someNastyWidget)</text:p>
      <text:p text:style-name="codesection"><text:span text:style-name="T3"><text:s text:c="4"/></text:span>{</text:p>
      <text:p text:style-name="codesection"><text:span text:style-name="T3"><text:s text:c="8"/></text:span><text:span text:style-name="T4">Widget</text:span><text:span text:style-name="T3"> </text:span><text:span text:style-name="T10">temp</text:span>(<text:span text:style-name="T10">w</text:span>);</text:p>
      <text:p text:style-name="codesection"><text:soft-page-break/><text:span text:style-name="T3"><text:s text:c="8"/></text:span><text:span text:style-name="T10">temp</text:span>.<text:span text:style-name="T8">normalize</text:span>();</text:p>
      <text:p text:style-name="codesection"><text:span text:style-name="T3"><text:s text:c="8"/></text:span><text:span text:style-name="T10">temp</text:span>.<text:span text:style-name="T6">swap</text:span>(<text:span text:style-name="T11">w</text:span>);</text:p>
      <text:p text:style-name="codesection"><text:span text:style-name="T3"><text:s text:c="4"/></text:span>}</text:p>
      <text:p text:style-name="codesection">}</text:p>
      <text:p text:style-name="P2">ما در مورد w در تابعdoprocessing می‌توانیم بگوییم که:</text:p>
      <text:list xml:id="list1389256881" text:style-name="L1">
        <text:list-item>
          <text:p text:style-name="P15">از آنجایی که w به نحوی اعلان شده که از نوع widget باشد، در این صورت w باید رابط Widget را پشتیبانی کند. <text:span text:style-name="T14">ما می‌توانیم کد interface رو چک کنیم و این رو ببینیم(یعنی فایل h. برای Widget) که دقیقا این کلاس به چه نحوی کار می‌کند، بنابراین من این رو یک رابط مشخص می‌نامم، یعنی رابطی که در کد مشخص باشد و بتوان آن را دید.</text:span></text:p>
        </text:list-item>
        <text:list-item>
          <text:p text:style-name="P16">از آنجایی که برخی از اعضای Widget به صورت virtual هستند، فراخوانی w به این توابع منجر خواهد شد که در runtime چندریختی اجرا شود: این که دقیقا چه تابعی باید فراخوانی شود در runtime مشخص می‌شود و این بر اساس نوع پویای w خواهد بود(آیتم ۳۷ را ببینید).</text:p>
        </text:list-item>
      </text:list>
      <text:p text:style-name="P3">جهان template ها و generic programming از پایه با هم متفاوت هستند. در آن دنیا، رابط‌های صریح و چندریختی در runtime به حیات خود ادامه خواهند داد، ولی دیگر به اندازه‌ی قبل مهم نخواهند بود. در عوض، رابط‌های غیر صریح و چندریختی در compile-time مهم خواهند بود. برای این که ببینیم چطور تابع doProcessing را از تابع ساده به یک تابع template تبدیل می‌کنیم کد زیر را ببینید:</text:p>
      <text:p text:style-name="codesection"><text:span text:style-name="T2">template</text:span><text:span text:style-name="T3"> </text:span>&lt;<text:span text:style-name="T2">typename</text:span><text:span text:style-name="T3"> </text:span><text:span text:style-name="T4">T</text:span>&gt;</text:p>
      <text:p text:style-name="codesection"><text:span text:style-name="T2">void</text:span><text:span text:style-name="T3"> </text:span><text:span text:style-name="T7">doProcessing</text:span>(<text:span text:style-name="T4">T</text:span><text:span text:style-name="T3"> </text:span>&amp;<text:span text:style-name="T10">w</text:span>)</text:p>
      <text:p text:style-name="codesection">{</text:p>
      <text:p text:style-name="codesection"><text:span text:style-name="T3"><text:s text:c="4"/></text:span><text:span text:style-name="T2">if</text:span>(w.size()&gt;<text:span text:style-name="T13">0</text:span><text:span text:style-name="T3"> </text:span>&amp;&amp;<text:span text:style-name="T3"> </text:span>w<text:span text:style-name="T3"> </text:span>!=<text:span text:style-name="T3"> </text:span>someNastyWidget)</text:p>
      <text:p text:style-name="codesection"><text:span text:style-name="T3"><text:s text:c="4"/></text:span>{</text:p>
      <text:p text:style-name="codesection"><text:span text:style-name="T3"><text:s text:c="8"/></text:span><text:span text:style-name="T4">T</text:span><text:span text:style-name="T3"> </text:span><text:span text:style-name="T10">temp</text:span>(<text:span text:style-name="T10">w</text:span>);</text:p>
      <text:p text:style-name="codesection"><text:span text:style-name="T3"><text:s text:c="8"/></text:span><text:span text:style-name="T10">temp</text:span>.normalize();</text:p>
      <text:p text:style-name="codesection"><text:span text:style-name="T3"><text:s text:c="8"/></text:span><text:span text:style-name="T10">temp</text:span>.swap(<text:span text:style-name="T10">w</text:span>);</text:p>
      <text:p text:style-name="codesection"><text:span text:style-name="T3"><text:s text:c="4"/></text:span>}</text:p>
      <text:p text:style-name="codesection">}</text:p>
      <text:p text:style-name="P3">حال در مورد w چه می‌توانیم بگوییم؟</text:p>
      <text:list xml:id="list1062213150" text:style-name="L2">
        <text:list-item>
          <text:p text:style-name="P17">رابطی که w باید پشتیبانی کند، توسط عملیات‌هایی که بر روی w انجام شده تعیین می‌شود. در این مثال، مشخص است که نوع w (یعنی T ) باید از size, normalize و swap به عنوان تابع عضو پشتیبانی کند. <text:span text:style-name="T15">دارای کپی سازنده باشد(تا بتواند temp را تولید کند) و یک نامساوی داشته </text:span><text:soft-page-break/><text:span text:style-name="T15">باشد که بتوان آن را با someNastyWidget مقایسه کرد. در آینده خواهیم دید که تعیین رابط به این نحو خیلی دقیق نیست، اما در این مورد به نظر مشکلی ندارد. چیزی که مهم است، مجموعه‌ای از عبارت‌هایی که است باید درست و معتبر باشند تا template بتواند کامپایل شود، که این رابط غیر صریحی است که T باید از آن پشتیبانی کند.</text:span></text:p>
        </text:list-item>
        <text:list-item>
          <text:p text:style-name="P18">فراخوانی به توابعی از w مانند اپراتور &lt; و اپراتور =! ممکن است که باعث ساخت یک نمونه template شود تا این فراخوانی‌ها موفقیت آمیز باشد. ایجاد چنین نمونه‌هایی در هنگام compile رخ می‌دهد. به این دلیل که ایجاد نمونه‌ از template function ها با پارامتر‌های متفاوت باعث خواهد شد که توابع متفاوتی فراخوانی شوند، این مورد تحت عنوان چندریختی polymorphism شناخته می‌شود.</text:p>
        </text:list-item>
      </text:list>
      <text:p text:style-name="P4">حتی اگر تا به امروز از template ها استفاده نکرده باشید، باید تفاوت بین چندریختی در runtime و compile-time را بدانید، چرا که این خیلی شبیه به تفاوت <text:span text:style-name="T16">پروسه‌ی مشخص کردن این که کدام تابع سربازگذاری فراخوانی شود</text:span>(که در لحظه‌ی کامپایل تعیین می‌شود) و <text:span text:style-name="T16">dynamic binding ای که در فراخوانی توابع virtual رخ می‌دهد</text:span>(که در runtime اتفاق می‌افتد). <text:span text:style-name="T17">اما </text:span>تفاوت بین رابط‌های explicit و implicit برای template ها <text:span text:style-name="T17">جدید</text:span> است، بنابراین نیاز داریم که آن را با دقت بیشتری بررسی کنیم.</text:p>
      <text:p text:style-name="P5">رابط‌های explicit معمولا دارای امضای تابع یا function signatures هستند. یعنی، نام تابع، نوع پارامتر‌ها، مقادیر بازگشتی از تابع و غیره. به طور مثال، در مورد رابط عمومیه کلاس Widget :</text:p>
      <text:p text:style-name="P13"><text:span text:style-name="T2">class</text:span><text:span text:style-name="T3"> </text:span><text:span text:style-name="T5">Widget</text:span></text:p>
      <text:p text:style-name="P13">{</text:p>
      <text:p text:style-name="P13"><text:span text:style-name="T2">public</text:span>:</text:p>
      <text:p text:style-name="P13"><text:span text:style-name="T3"><text:s text:c="4"/></text:span><text:span text:style-name="T19">Widget</text:span><text:span text:style-name="T18">() {}</text:span></text:p>
      <text:p text:style-name="P13"><text:span text:style-name="T3"><text:s text:c="4"/></text:span><text:span text:style-name="T2">virtual</text:span><text:span text:style-name="T3"> </text:span><text:span text:style-name="T18">~</text:span><text:span text:style-name="T21">Widget</text:span><text:span text:style-name="T18">()</text:span>;</text:p>
      <text:p text:style-name="P13"><text:span text:style-name="T3"><text:s text:c="4"/></text:span><text:span text:style-name="T2">virtual</text:span><text:span text:style-name="T3"> </text:span><text:span text:style-name="T18">std::size_t </text:span><text:span text:style-name="T21">size</text:span><text:span text:style-name="T18">() const</text:span>;</text:p>
      <text:p text:style-name="P13"><text:span text:style-name="T3"><text:s text:c="4"/></text:span><text:span text:style-name="T2">virtual</text:span><text:span text:style-name="T3"> </text:span><text:span text:style-name="T18">void </text:span><text:span text:style-name="T21">normalize</text:span><text:span text:style-name="T18">()</text:span>;</text:p>
      <text:p text:style-name="P13"><text:span text:style-name="T3"><text:s text:c="4"/></text:span><text:span text:style-name="T18">void </text:span><text:span text:style-name="T19">swap</text:span><text:span text:style-name="T18">(Widget&amp; swap)</text:span>;<text:span text:style-name="T3"> <text:s text:c="2"/></text:span><text:span text:style-name="T12">//see</text:span><text:span text:style-name="T3"> </text:span><text:span text:style-name="T12">Item</text:span><text:span text:style-name="T3"> </text:span><text:span text:style-name="T12">25</text:span></text:p>
      <text:p text:style-name="P11">};</text:p>
      <text:p text:style-name="P5">متشکل از سازنده، تخریب کننده، و تابع size ، normalize و swap می‌باشد که نوع پارامتر‌ها، نوع خروجی و const بودن این توابع نیز جزو امضا می‌باشد.(همچنین شامل کپی سازنده و اپراتور کپی انتساب می‌باشد که compiler به صورت اوتوماتیک تولید می‌کند-آیتم ۵ را ببینید).همچنین این می‌تواند شامل typedefs ها باشد، و این که اگر حواستان جمع باشد که از توصیه‌ی آیتم 22 پیروی کنید و داده‌های را به صورت private تعریف کنید، در این صورت این داده‌ها جزو امضای عمومی رابط این کلاس نخواهند بود.</text:p>
      <text:p text:style-name="P5"><text:soft-page-break/>یک رابط implicit یک چیز کاملا متفاوت است و بر اساس امضای تابع نیست. به جای آن، متکی بر عبارت‌های معتبر و صحیح است. دوباره به شرطی که در ابتدای template مربوط به doProcessing وجود دارد نگاه کنید:</text:p>
      <text:p text:style-name="P11"><text:span text:style-name="T3"><text:s/></text:span><text:span text:style-name="T2">if</text:span>(w.size()&gt;<text:span text:style-name="T13">0</text:span><text:span text:style-name="T3"> </text:span>&amp;&amp;<text:span text:style-name="T3"> </text:span>w<text:span text:style-name="T3"> </text:span>!=<text:span text:style-name="T3"> </text:span>someNastyWidget)</text:p>
      <text:p text:style-name="P6">رابط implicit برای T دارای محدودیت‌های زیر می‌باشد:</text:p>
      <text:list xml:id="list3680689848" text:style-name="L3">
        <text:list-item>
          <text:p text:style-name="P19">باید یک تابع عضو به نام size داشته باشد که یک مقدار integral برگرداند.</text:p>
        </text:list-item>
        <text:list-item>
          <text:p text:style-name="P20">باید از اپراتور =! پشتیبانی کند که بتواند دو شیء از نوع T را با هم مقایسه کند( در اینجا فرض می‌کنیم که someNastyWidget از نوع T می‌باشد).</text:p>
        </text:list-item>
      </text:list>
      <text:p text:style-name="P7">با توجه احتمال وجود operator overloading ، هیچ کدام از این محدودیت‌ها ارضا نمی‌شود. بله، T باید یک تابع عضو به نام size را پشتیبانی کند، همچنین ارزش دارد که بگیم که تابع ممکن است از کلاس پایه به ارث برده شود. ولی این تابع عضو نیازی به این ندارد که یک integral برگرداند. همچنین هیچ نیازی ندارد که یک مقدار عددی برگرداند. همچنین چون از operator &lt; استفاده شده است نیازی ندارد که هیچ نوعی را برگرداند. همه‌ی چیزی که آن نیاز دارد این است که یک شیء از نوع X برگرداند که بتوان توسط آن اپراتور &lt; را از با استفاده از نوع X و یک نوع int فراخوانی کرد. اپراتور &lt; نیازی به این ندارد که یک پارامتر از نوع X را بگیرد، چرا که آن می‌تواند یک پارامتر از نوع Y را بگیرد، و تا وقتی که یک تبدیل implicit بین اشیاء X به اشیاء به نوع Y وجود داشته باشد این موضوع مشکلی ندارد.</text:p>
      <text:p text:style-name="P8">بیشتر مردم وقتی که شروع به فکر کردن در مورد implicit interface ها از این روش می‌کنند، احتمالا سردرد می‌گیرند، ولی هیچ نیازی به استرس داشتن نیست. Implicit interface ها در واقع به طور ساده از عبارت‌های valid تشکیل شده‌اند. خود این عبارت‌ها ممکن است که پیچیده به نظر برسند، ولی محدودیت‌هایی که دارند خیلی واضح است. به طور مثال، در مورد شرط زیر:</text:p>
      <text:p text:style-name="P12"><text:span text:style-name="T3"><text:s/></text:span><text:span text:style-name="T2">if</text:span>(w.size()&gt;<text:span text:style-name="T13">0</text:span><text:span text:style-name="T3"> </text:span>&amp;&amp;<text:span text:style-name="T3"> </text:span>w<text:span text:style-name="T3"> </text:span>!=<text:span text:style-name="T3"> </text:span>someNastyWidget)</text:p>
      <text:p text:style-name="P8">این که در مورد محدودیت‌هایی که تابع size,operator&lt;,operator&amp;&amp;,!=operator دارد صحبت کنیم دشوار است، ولی این که محدودیت را بر روی کل عبارت شناسایی کنیم، کار آسانی است. قسمت شرطی از عبارت if باید یک عبارت باینری باشد، بنابراین صرف نظر از این که چه نوع‌هایی درگیر هستند، و این که در درون عبارت <text:s/>w.size() &gt; 10 &amp;&amp; w != someNastyWidget <text:s/>چه میگذرد، باید با نوع bool سازگاری داشته باشد. این قسمتی است که implicit interface از template مربوط به doProcessing در مورد نوع پارامتر T تصمیم گیری می‌کند. و بقیه‌ی رابط که برای doProcessing مورد نیاز است باید کپی سازنده، تابع normalize و تابع swap را برای نوع T پشتیبانی کند.</text:p>
      <text:p text:style-name="P8"><text:soft-page-break/>تاثیری که implicit interface ها روی پارامتر‌های template میگذارد به اندازه‌ی تاثیر explicit interface بر روی شیء کلاس واقعی است، و هر دو در زمان کامپایل چک می‌شوند. <text:span text:style-name="T22">همانطور که شما نمی‌توانید یک شیء را مخالف آن چیزی که explicit interface کلاس پیشنهاد می‌کند، استفاده کنید، شما نمی‌توانید یک شیء را در template استفاده کنید مگر این که شیء implicit interface مربوط به template را پشتیبانی کند(در غیر این صورت کد کامپایل نخواهد شد).</text:span></text:p>
      <text:p text:style-name="P9">چیز‌هایی که باید به خاطر بسپارید:</text:p>
      <text:list xml:id="list139825871" text:style-name="L4">
        <text:list-item>
          <text:p text:style-name="P21">هم کلاس و هم template ها از interface ها و چندریختی پشتیبانی می‌کنند.</text:p>
        </text:list-item>
        <text:list-item>
          <text:p text:style-name="P21">برای کلاس‌ها، interface ها explicit بوده و بر روی امضای تابع تمرکز دارد. چندریختی در runtime از طریق توابع virtual اتفاق می‌افتد.</text:p>
        </text:list-item>
        <text:list-item>
          <text:p text:style-name="P21">برای پارامتر‌های template ، رابط‌ها به صورت implicit بوده و بر اساس عبارت‌های معتبر هستند. چندریختی در هنگام کامپایل و از طریق ساخت نمونه template و function overloading اتفاق می‌افتد.</text:p>
        </text:list-item>
      </text:list>
      <text:p text:style-name="P10"/>
      <text:h text:style-name="Heading_20_3" text:outline-level="3">Item 42: Understand the two meanings of typename</text:h>
      <text:p text:style-name="P14">سوال: در عبارت‌های زیر چه تفاوتی بین class و typename وجود دارد؟</text:p>
      <text:p text:style-name="codesection"><text:span text:style-name="T2">template</text:span><text:span text:style-name="T3"> </text:span>&lt;<text:span text:style-name="T2">class</text:span><text:span text:style-name="T3"> </text:span><text:span text:style-name="T4">T</text:span>&gt;<text:span text:style-name="T3"> </text:span><text:span text:style-name="T2">class</text:span><text:span text:style-name="T3"> </text:span><text:span text:style-name="T5">Widget</text:span>;<text:span text:style-name="T3"> </text:span><text:span text:style-name="T12">//uses</text:span><text:span text:style-name="T3"> </text:span><text:span text:style-name="T12">"class"</text:span></text:p>
      <text:p text:style-name="P29"/>
      <text:p text:style-name="codesection"><text:span text:style-name="T2">template</text:span><text:span text:style-name="T3"> <text:s/></text:span>&lt;<text:span text:style-name="T2">typename</text:span><text:span text:style-name="T3"> </text:span><text:span text:style-name="T4">T</text:span>&gt;<text:span text:style-name="T3"> </text:span><text:span text:style-name="T2">class</text:span><text:span text:style-name="T3"> </text:span><text:span text:style-name="T5">Widget</text:span>;<text:span text:style-name="T3"> <text:s/></text:span><text:span text:style-name="T12">//uses</text:span><text:span text:style-name="T3"> </text:span><text:span text:style-name="T12">"typename"</text:span></text:p>
      <text:p text:style-name="P22">پاسخ: هیچ تفاوتی وجود ندارد. وقتی که پارامتر نوع template را مشخص می‌کنیم، class و typename دقیقا به یک معنا هستند. برخی از برنامه‌نویس‌ها class را در هر شرایطی استفاده می‌کنند، چون برای تایپ کردن ساده‌تر است. دیگران(که شامل من هم هست) typename رو ترجیح می‌دهند، چون این معنا را میرسونه که پارامتر نیازی به این نداره که از نوع class باشد. توسعه‌دهنده‌های کمی هم هستند که وقتی هر نوعی مجاز است از typename استفاده می‌کنند و class را برای نوع‌های user-defined نگه می‌دارند. ولی از دید ++C ، تفاوتی بین class و typename وجود ندارد.</text:p>
      <text:p text:style-name="P23">++C همیشه class و typename را به یک شکل نمی‌بیند. در برخی موارد شما باید از typename استفاده کنید. برای این که بفهمیم چه موقع باید از typename استفاده کنیم، باید در مورد دو نوع از اسم‌ها که می‌توانیم در template به آن اشاره کنیم، صحبت کنیم.</text:p>
      <text:p text:style-name="P23">فرض کنید که ما یک template برای یک تابع داریم که یک container سازگار با STL را میگیرد که اشیایی را در خود نگه میدارد که می‌توان آن را به int انتساب داد. به علاوه فرض کنید که این تابع به <text:soft-page-break/>طور ساده‌ای دومین المان خودش را چاپ می‌کند. این تابع یک تابع احمقانه است که به یک روش احمقانه نوشته شده است، و البته در نظر داشته باشید که این تابع کامپایل نمیشه، ولی این رو در نظر <text:span text:style-name="T24">نگیرید</text:span> و بیایید تابع را با همدیگر ببینیم:</text:p>
      <text:p text:style-name="codesection"><text:span text:style-name="T2">template</text:span><text:span text:style-name="T3"> </text:span>&lt;<text:span text:style-name="T2">typename</text:span><text:span text:style-name="T3"> </text:span><text:span text:style-name="T4">C</text:span>&gt;<text:span text:style-name="T3"> <text:s text:c="14"/></text:span><text:span text:style-name="T12">//print</text:span><text:span text:style-name="T3"> </text:span><text:span text:style-name="T12">2nd</text:span><text:span text:style-name="T3"> </text:span><text:span text:style-name="T12">element</text:span><text:span text:style-name="T3"> </text:span><text:span text:style-name="T12">in</text:span><text:span text:style-name="T3"> </text:span><text:span text:style-name="T12">container</text:span></text:p>
      <text:p text:style-name="codesection"><text:span text:style-name="T2">void</text:span><text:span text:style-name="T3"> </text:span><text:span text:style-name="T7">print2nd</text:span>(<text:span text:style-name="T2">const</text:span><text:span text:style-name="T3"> </text:span><text:span text:style-name="T4">C</text:span>&amp;<text:span text:style-name="T3"> </text:span><text:span text:style-name="T10">container</text:span>)</text:p>
      <text:p text:style-name="codesection">{</text:p>
      <text:p text:style-name="codesection"><text:span text:style-name="T3"><text:s text:c="4"/></text:span><text:span text:style-name="T2">if</text:span>(<text:span text:style-name="T10">container</text:span>.size()&gt;=<text:span text:style-name="T13">2</text:span>)<text:span text:style-name="T3"> <text:s text:c="2"/></text:span></text:p>
      <text:p text:style-name="codesection"><text:span text:style-name="T3"><text:s text:c="4"/></text:span>{</text:p>
      <text:p text:style-name="codesection"><text:span text:style-name="T3"><text:s text:c="8"/></text:span><text:span text:style-name="T4">C</text:span>::<text:span text:style-name="T10">const_iterator</text:span><text:span text:style-name="T3"> </text:span><text:span text:style-name="T18">iter</text:span>(<text:span text:style-name="T10">container</text:span>.begin());<text:span text:style-name="T3"> <text:s/></text:span><text:span text:style-name="T12">//get</text:span><text:span text:style-name="T3"> </text:span><text:span text:style-name="T12">iterator</text:span><text:span text:style-name="T3"> </text:span><text:span text:style-name="T12">to</text:span><text:span text:style-name="T3"> </text:span><text:span text:style-name="T12">1st</text:span><text:span text:style-name="T3"> </text:span><text:span text:style-name="T12">element</text:span></text:p>
      <text:p text:style-name="codesection"><text:span text:style-name="T3"><text:s text:c="8"/></text:span>++<text:span text:style-name="T10">iter</text:span>;<text:span text:style-name="T3"> <text:s text:c="54"/></text:span><text:span text:style-name="T12">//move</text:span><text:span text:style-name="T3"> </text:span><text:span text:style-name="T12">iter</text:span><text:span text:style-name="T3"> </text:span><text:span text:style-name="T12">to</text:span><text:span text:style-name="T3"> </text:span><text:span text:style-name="T12">2nd</text:span><text:span text:style-name="T3"> </text:span><text:span text:style-name="T12">element</text:span></text:p>
      <text:p text:style-name="codesection"><text:span text:style-name="T3"><text:s text:c="8"/></text:span><text:span text:style-name="T2">int</text:span><text:span text:style-name="T3"> </text:span><text:span text:style-name="T18">value</text:span>=*<text:span text:style-name="T10">iter</text:span>;<text:span text:style-name="T3"> <text:s text:c="41"/></text:span><text:span text:style-name="T12">//copy</text:span><text:span text:style-name="T3"> </text:span><text:span text:style-name="T12">that</text:span><text:span text:style-name="T3"> </text:span><text:span text:style-name="T12">element</text:span><text:span text:style-name="T3"> </text:span><text:span text:style-name="T12">to</text:span><text:span text:style-name="T3"> </text:span><text:span text:style-name="T12">an</text:span><text:span text:style-name="T3"> </text:span><text:span text:style-name="T12">int</text:span></text:p>
      <text:p text:style-name="codesection"><text:span text:style-name="T3"><text:s text:c="8"/></text:span><text:span text:style-name="T4">std</text:span>::<text:span text:style-name="T23">cout</text:span>&lt;&lt;<text:span text:style-name="T10">value</text:span>;<text:span text:style-name="T3"> <text:s text:c="36"/></text:span><text:span text:style-name="T12">//print</text:span><text:span text:style-name="T3"> </text:span><text:span text:style-name="T12">the</text:span><text:span text:style-name="T3"> </text:span><text:span text:style-name="T12">int</text:span></text:p>
      <text:p text:style-name="codesection"><text:span text:style-name="T3"><text:s text:c="4"/></text:span>}</text:p>
      <text:p text:style-name="codesection">}</text:p>
      <text:p text:style-name="P24">من دو تا متغیر محلی را در این تابع با رنگ قرمز مشخص کرده‌ام، یعنی iter و value . نوع iter برابر <text:s/>C::const_iterator ، یعنی نوعی که وابسته به پارامتر C از template می‌باشد. نام‌هایی در template که وابسته به پارامتر template می‌باشد را نام‌های وابسته می‌نامیم. وقتی که یک نام وابسته در درون یک کلاس باشد، من آن را نام وابسته nested صدا می‌کنم. C::const_iterator یک نام وابسته nested است. در واقع، یک نام وابسته nested است، یعنی یک نام وابسته nested که اشاره <text:span text:style-name="T25">ب</text:span>ه یک نوع دارد.</text:p>
      <text:p text:style-name="P24">متغیرهای محلی دیگر که در print2nd ، آمده‌اند <text:span text:style-name="T25">منظورم</text:span> value <text:span text:style-name="T25">است که </text:span>از نوع int می‌باشد. int نامی است که وابسته به هیچ پارامتر template نیست. چنین نام‌هایی تحت عنوان non-dependent names شناخته می‌شوند،(هیچ ایده‌ای ندارم که چرا اون‌ها independent names نامیده نمی‌شوند).</text:p>
      <text:p text:style-name="P25">نام‌های وابسته درونی می‌توانند عملیات تجزیه‌ی کد را با مشکل روبه‌رو کنند. به طور مثال، فرض کنید که ما print2nd حتی احمقانه‌تر از اون چیزی که قبلا نوشته بودیم بنویسیم:</text:p>
      <text:p text:style-name="codesection"><text:span text:style-name="T2">void</text:span><text:span text:style-name="T3"> </text:span><text:span text:style-name="T7">print2nd</text:span>(<text:span text:style-name="T2">const</text:span><text:span text:style-name="T3"> </text:span><text:span text:style-name="T4">C</text:span>&amp;<text:span text:style-name="T3"> </text:span><text:span text:style-name="T10">container</text:span>)</text:p>
      <text:p text:style-name="codesection">{</text:p>
      <text:p text:style-name="codesection"><text:span text:style-name="T3"><text:s text:c="4"/></text:span>C::const_iterator<text:span text:style-name="T3"> </text:span>*<text:span text:style-name="T3"> </text:span>x;</text:p>
      <text:p text:style-name="codesection">}</text:p>
      <text:p text:style-name="P25">اینطور به نظر میرسد که ما x را به عنوان یک متغیر محلی اعلان کرده‌ایم که یک اشاره‌گر به <text:s text:c="2"/>C::const_iterator است. ولی دلیل این که این طوری به نظر میرسد این است که ما میدونیم که <text:s/>C::const_iterator یک نوع است. ولی چه اتفاقی می‌افتد اگر C::const_iterator یک نوع نباشد؟ چه می‌شود اگر C یک داده‌ی عضو static داشته باشد که به طور اتفاقی نام آن const_iterator باشد؟ و چه می‌شود اگر x نام یک متغیر سراسری باشد؟ در چنین موردی، کد بالا متغیر محلی نداشته، و کد ضرب <text:soft-page-break/>C::const_iterator را با x انجام می‌دهد. قطعا این به نظر دیوانگی میآید، ولی این اتفاق ممکن است، و توسعه‌دهنده‌هایی که مسوول تجزیه‌ی کد ++C هستند باید نگران همچین احتمالاتی هم باشند، حتی اگر یک مورد خیلی نادر باشد.</text:p>
      <text:p text:style-name="P25">تا وقتی که C شناسایی شود، هیچ راهی وجود ندارد که بفهمیم که C::const_iterator یک نوع است یا نه، و وقتی که template بالا تجزیه می‌شود، C ناشناخته است. ++C یک قاعده برای حل چنین مشکلی دارد: اگر تجزیه‌کننده با نام‌های وابسته nested در درون template مواجه شد، فرض می‌کند که آن یک type نیست مگر این که شما مستقیما ذکر کرده باشید که هست. پس به صورت پیش فرض، نام‌های وابسته nested یک type به حساب نمی<text:span text:style-name="T25">‌</text:span>آیند. ( البته یک استثناء برای این وجود دارد که اشاره می‌کنم).</text:p>
      <text:p text:style-name="P26">با در نظر گرفتن این مورد، دوباره به کد print2nd ای که ابتدا نوشته بودیم نگاه کنید:</text:p>
      <text:p text:style-name="codesection"><text:span text:style-name="T2">template</text:span><text:span text:style-name="T3"> </text:span>&lt;<text:span text:style-name="T2">typename</text:span><text:span text:style-name="T3"> </text:span><text:span text:style-name="T4">C</text:span>&gt;<text:span text:style-name="T3"> <text:s text:c="14"/></text:span><text:span text:style-name="T12">//print</text:span><text:span text:style-name="T3"> </text:span><text:span text:style-name="T12">2nd</text:span><text:span text:style-name="T3"> </text:span><text:span text:style-name="T12">element</text:span><text:span text:style-name="T3"> </text:span><text:span text:style-name="T12">in</text:span><text:span text:style-name="T3"> </text:span><text:span text:style-name="T12">container</text:span></text:p>
      <text:p text:style-name="codesection"><text:span text:style-name="T2">void</text:span><text:span text:style-name="T3"> </text:span><text:span text:style-name="T7">print2nd</text:span>(<text:span text:style-name="T2">const</text:span><text:span text:style-name="T3"> </text:span><text:span text:style-name="T4">C</text:span>&amp;<text:span text:style-name="T3"> </text:span><text:span text:style-name="T10">container</text:span>)</text:p>
      <text:p text:style-name="codesection">{</text:p>
      <text:p text:style-name="codesection"><text:span text:style-name="T3"><text:s text:c="4"/></text:span><text:span text:style-name="T2">if</text:span>(<text:span text:style-name="T10">container</text:span>.size()&gt;=<text:span text:style-name="T13">2</text:span>)<text:span text:style-name="T3"> <text:s text:c="2"/></text:span></text:p>
      <text:p text:style-name="codesection"><text:span text:style-name="T3"><text:s text:c="4"/></text:span>{</text:p>
      <text:p text:style-name="codesection"><text:span text:style-name="T3"><text:s text:c="8"/></text:span><text:span text:style-name="T18">C::const_iterator</text:span><text:span text:style-name="T3"> </text:span><text:span text:style-name="T10">iter</text:span>(<text:span text:style-name="T10">container</text:span>.begin());<text:span text:style-name="T3"> <text:s text:c="2"/></text:span><text:span text:style-name="T12">//this</text:span><text:span text:style-name="T3"> </text:span><text:span text:style-name="T12">name</text:span><text:span text:style-name="T3"> </text:span><text:span text:style-name="T12">is</text:span><text:span text:style-name="T3"> </text:span><text:span text:style-name="T12">assumed</text:span><text:span text:style-name="T3"> </text:span><text:span text:style-name="T12">to</text:span><text:span text:style-name="T3"> </text:span><text:span text:style-name="T12">not</text:span><text:span text:style-name="T3"> </text:span><text:span text:style-name="T12">be</text:span><text:span text:style-name="T3"> </text:span><text:span text:style-name="T12">a</text:span><text:span text:style-name="T3"> </text:span><text:span text:style-name="T12">type</text:span><text:span text:style-name="T3"> </text:span></text:p>
      <text:p text:style-name="codesection"><text:span text:style-name="T3"><text:s text:c="4"/></text:span>}</text:p>
      <text:p text:style-name="codesection">}</text:p>
      <text:p text:style-name="P26">حال و با توجه به این مفهومی که گفتیم مشخص می‌شود که چرا این کد، یک کد صحیح در ++C نیست. اعلانی که برای iter رخ داده تنها وقتی درست است که C::const_iterator یک type باشد، ولی ما که به ++C این را نگفته‌ایم، و ++C فرض می‌کند که آن یک type نیست. برای درست کردن شرایط پیش آمده، مجبوریم که به ++C بگوییم که C::const_iterator یک type است. و ما این کار را با قرار دادن typename بلافاصله در مقابل آن انجام میدهیم.</text:p>
      <text:p text:style-name="codesection"><text:span text:style-name="T2">template</text:span><text:span text:style-name="T3"> </text:span>&lt;<text:span text:style-name="T2">typename</text:span><text:span text:style-name="T3"> </text:span><text:span text:style-name="T4">C</text:span>&gt;<text:span text:style-name="T3"> <text:s text:c="14"/></text:span><text:span text:style-name="T12">//print</text:span><text:span text:style-name="T3"> </text:span><text:span text:style-name="T12">2nd</text:span><text:span text:style-name="T3"> </text:span><text:span text:style-name="T12">element</text:span><text:span text:style-name="T3"> </text:span><text:span text:style-name="T12">in</text:span><text:span text:style-name="T3"> </text:span><text:span text:style-name="T12">container</text:span></text:p>
      <text:p text:style-name="codesection"><text:span text:style-name="T2">void</text:span><text:span text:style-name="T3"> </text:span><text:span text:style-name="T7">print2nd</text:span>(<text:span text:style-name="T2">const</text:span><text:span text:style-name="T3"> </text:span><text:span text:style-name="T4">C</text:span>&amp;<text:span text:style-name="T3"> </text:span><text:span text:style-name="T10">container</text:span>)</text:p>
      <text:p text:style-name="codesection">{</text:p>
      <text:p text:style-name="codesection"><text:span text:style-name="T3"><text:s text:c="4"/></text:span><text:span text:style-name="T2">if</text:span>(<text:span text:style-name="T10">container</text:span>.size()&gt;=<text:span text:style-name="T13">2</text:span>)<text:span text:style-name="T3"> <text:s text:c="2"/></text:span></text:p>
      <text:p text:style-name="codesection"><text:span text:style-name="T3"><text:s text:c="4"/></text:span>{</text:p>
      <text:p text:style-name="codesection"><text:span text:style-name="T3"><text:s text:c="7"/></text:span><text:span text:style-name="T18"><text:s/>typename</text:span><text:span text:style-name="T3"> </text:span><text:span text:style-name="T4">C</text:span>::<text:span text:style-name="T10">const_iterator</text:span><text:span text:style-name="T3"> </text:span><text:span text:style-name="T10">iter</text:span>(<text:span text:style-name="T10">container</text:span>.begin());<text:span text:style-name="T3"> </text:span></text:p>
      <text:p text:style-name="codesection">}</text:p>
      <text:p text:style-name="P26">قاعده‌ی کلی ساده است: هر موقع که شما به یک نوع وابسته nested در درون template اشاره دارید، باید از typename در ابتدای آن استفاده کنید.(یک استثنا هم برای آن وجود دارد که جلوتر به آن اشاره خواهم کرد.)</text:p>
      <text:p text:style-name="P26"/>
      <text:p text:style-name="P26"><text:soft-page-break/>typename تنها باید برای مشخص کردن نام‌های وابسته nested استفاده شود، اسم‌های دیگر نیازی به این ندارند. به طور مثال، <text:s/>در اینجا ما یک function template داریم که هم container و هم iterator را به <text:span text:style-name="T25">عنوان آرگومان میگیرد.</text:span></text:p>
      <text:p text:style-name="codesection"><text:span text:style-name="T2">template</text:span><text:span text:style-name="T3"> </text:span>&lt;<text:span text:style-name="T2">typename</text:span><text:span text:style-name="T3"> </text:span><text:span text:style-name="T4">C</text:span>&gt;<text:span text:style-name="T3"> <text:s text:c="8"/></text:span></text:p>
      <text:p text:style-name="codesection"><text:span text:style-name="T2">void</text:span><text:span text:style-name="T3"> </text:span><text:span text:style-name="T7">f</text:span>(<text:span text:style-name="T2">const</text:span><text:span text:style-name="T3"> </text:span><text:span text:style-name="T4">C</text:span>&amp;<text:span text:style-name="T3"> </text:span><text:span text:style-name="T10">container</text:span>,<text:span text:style-name="T3"> <text:s text:c="8"/></text:span><text:span text:style-name="T12">//typename</text:span><text:span text:style-name="T3"> </text:span><text:span text:style-name="T12">not</text:span><text:span text:style-name="T3"> </text:span><text:span text:style-name="T12">allowed</text:span></text:p>
      <text:p text:style-name="codesection"><text:span text:style-name="T3"><text:s text:c="7"/></text:span><text:span text:style-name="T2">typename</text:span><text:span text:style-name="T3"> </text:span><text:span text:style-name="T4">C</text:span>::<text:span text:style-name="T10">iterator</text:span><text:span text:style-name="T3"> </text:span><text:span text:style-name="T10">iter</text:span>);<text:span text:style-name="T3"> </text:span><text:span text:style-name="T12">//typename</text:span><text:span text:style-name="T3"> </text:span><text:span text:style-name="T12">required</text:span></text:p>
      <text:p text:style-name="P27">C یک نوع وابسته nested نیست( درون هیچ چیزی قرار ندارد)، بنابراین نیازی به این ندارد که برای آن از typename استفاده کنیم، ولی C::container یک نوع وابسته nested است، بنابراین برای اعلان آن باید از typename استفاده کنیم.</text:p>
      <text:p text:style-name="P27">استثنایی که برای این قاعده وجود دارد این است که نباید از typename از قبل از نام‌های وابسته nested ای استفاده کرد که در لیست کلاس‌های پایه قرار دارد و یا به عنوان مشخص کننده‌ی کلاس پایه در لیست اعضا وجود دارد به طور مثال:</text:p>
      <text:p text:style-name="codesection"><text:span text:style-name="T2">template</text:span><text:span text:style-name="T3"> </text:span>&lt;<text:span text:style-name="T2">typename</text:span><text:span text:style-name="T3"> </text:span><text:span text:style-name="T4">T</text:span>&gt;</text:p>
      <text:p text:style-name="codesection"><text:span text:style-name="T2">class</text:span><text:span text:style-name="T3"> </text:span><text:span text:style-name="T5">Derived</text:span>:<text:span text:style-name="T2">public</text:span><text:span text:style-name="T3"> </text:span><text:span text:style-name="T5">Base</text:span>&lt;<text:span text:style-name="T5">T</text:span>&gt;::<text:span text:style-name="T5">Nested</text:span><text:span text:style-name="T3"> <text:s text:c="3"/></text:span><text:span text:style-name="T12">//base</text:span><text:span text:style-name="T3"> </text:span><text:span text:style-name="T12">class</text:span><text:span text:style-name="T3"> </text:span><text:span text:style-name="T12">list:</text:span><text:span text:style-name="T3"> </text:span><text:span text:style-name="T12">typename</text:span><text:span text:style-name="T3"> </text:span><text:span text:style-name="T12">not</text:span><text:span text:style-name="T3"> </text:span><text:span text:style-name="T12">allowed</text:span></text:p>
      <text:p text:style-name="codesection">{</text:p>
      <text:p text:style-name="codesection"><text:span text:style-name="T3"><text:s text:c="2"/></text:span><text:span text:style-name="T2">public</text:span>:</text:p>
      <text:p text:style-name="codesection"><text:span text:style-name="T3"><text:s text:c="4"/></text:span><text:span text:style-name="T2">explicit</text:span><text:span text:style-name="T3"> </text:span><text:span text:style-name="T7">Derived</text:span>(<text:span text:style-name="T2">int</text:span>)<text:span text:style-name="T3"> </text:span><text:span text:style-name="T5">x</text:span>:<text:span text:style-name="T3"> <text:s text:c="2"/></text:span><text:span text:style-name="T12">//base</text:span><text:span text:style-name="T3"> </text:span><text:span text:style-name="T12">class</text:span><text:span text:style-name="T3"> </text:span><text:span text:style-name="T12">identifier</text:span><text:span text:style-name="T3"> </text:span><text:span text:style-name="T12">in</text:span><text:span text:style-name="T3"> </text:span><text:span text:style-name="T12">mem.</text:span></text:p>
      <text:p text:style-name="codesection"><text:span text:style-name="T3"><text:s text:c="8"/></text:span><text:span text:style-name="T5">Base</text:span>&lt;<text:span text:style-name="T5">T</text:span>&gt;::<text:span text:style-name="T5">Nested</text:span>(<text:span text:style-name="T5">x</text:span>)<text:span text:style-name="T3"> <text:s text:c="4"/></text:span><text:span text:style-name="T12">//init.</text:span><text:span text:style-name="T3"> </text:span><text:span text:style-name="T12">list:typename</text:span><text:span text:style-name="T3"> </text:span><text:span text:style-name="T12">not</text:span><text:span text:style-name="T3"> </text:span><text:span text:style-name="T12">allowed</text:span></text:p>
      <text:p text:style-name="codesection"><text:span text:style-name="T3"><text:s text:c="4"/></text:span>{</text:p>
      <text:p text:style-name="codesection"><text:span text:style-name="T3"><text:s text:c="8"/></text:span><text:span text:style-name="T2">typename</text:span><text:span text:style-name="T3"> </text:span><text:span text:style-name="T5">Base</text:span>&lt;<text:span text:style-name="T5">T</text:span>&gt;::<text:span text:style-name="T5">Nested</text:span><text:span text:style-name="T3"> </text:span><text:span text:style-name="T5">temp</text:span>;<text:span text:style-name="T3"> <text:s text:c="3"/></text:span><text:span text:style-name="T12">//use</text:span><text:span text:style-name="T3"> </text:span><text:span text:style-name="T12">of</text:span><text:span text:style-name="T3"> </text:span><text:span text:style-name="T12">nested</text:span><text:span text:style-name="T3"> </text:span><text:span text:style-name="T12">dependent</text:span><text:span text:style-name="T3"> </text:span><text:span text:style-name="T12">type</text:span><text:span text:style-name="T3"> </text:span></text:p>
      <text:p text:style-name="codesection"><text:span text:style-name="T3"><text:s text:c="42"/></text:span><text:span text:style-name="T12">//name</text:span><text:span text:style-name="T3"> </text:span><text:span text:style-name="T12">not</text:span><text:span text:style-name="T3"> </text:span><text:span text:style-name="T12">in</text:span><text:span text:style-name="T3"> </text:span><text:span text:style-name="T12">a</text:span><text:span text:style-name="T3"> </text:span><text:span text:style-name="T12">base</text:span><text:span text:style-name="T3"> </text:span><text:span text:style-name="T12">class</text:span><text:span text:style-name="T3"> </text:span><text:span text:style-name="T12">list</text:span><text:span text:style-name="T3"> </text:span><text:span text:style-name="T12">or</text:span></text:p>
      <text:p text:style-name="P30"><text:span text:style-name="T3"><text:s text:c="4"/></text:span>}<text:span text:style-name="T3"> <text:s text:c="36"/></text:span><text:span text:style-name="T12">//as</text:span><text:span text:style-name="T3"> </text:span><text:span text:style-name="T12">a</text:span><text:span text:style-name="T3"> </text:span><text:span text:style-name="T12">base</text:span><text:span text:style-name="T3"> </text:span><text:span text:style-name="T12">class</text:span><text:span text:style-name="T3"> </text:span><text:span text:style-name="T12">identifier</text:span></text:p>
      <text:p text:style-name="P30"><text:span text:style-name="T12"><text:s text:c="41"/>//</text:span><text:span text:style-name="T3"> </text:span><text:span text:style-name="T12">in</text:span><text:span text:style-name="T3"> </text:span><text:span text:style-name="T12">a</text:span><text:span text:style-name="T3"> </text:span><text:span text:style-name="T12">mem.init.list:typename</text:span><text:span text:style-name="T3"> </text:span><text:span text:style-name="T12">requierd</text:span></text:p>
      <text:p text:style-name="codesection">};</text:p>
      <text:p text:style-name="P28">اجازه دهید که آخرین مثال رو در مورد typename با همدیگر ببینیم، چرا که در این مثال چیزی بیان می‌شود که قرار است در کد‌های دنیای واقعی آن را ببینید. فرض کنید که ما یک function template می‌نویسیم که یک iterator را گرفته، و ما می‌خواهیم که یک local copy از شیء‌ای که iterator به آن اشاره می‌کند داشته باشیم، در این صورت می‌توانیم مثل شکل زیر عمل کنیم:</text:p>
      <text:p text:style-name="codesection"><text:span text:style-name="T2">template</text:span><text:span text:style-name="T3"> </text:span>&lt;<text:span text:style-name="T2">typename</text:span><text:span text:style-name="T3"> </text:span><text:span text:style-name="T4">iterT</text:span>&gt;</text:p>
      <text:p text:style-name="codesection"><text:span text:style-name="T2">void</text:span><text:span text:style-name="T3"> </text:span><text:span text:style-name="T7">workWithIerator</text:span>(<text:span text:style-name="T4">iterT</text:span><text:span text:style-name="T3"> </text:span><text:span text:style-name="T10">iter</text:span>)</text:p>
      <text:p text:style-name="codesection">{</text:p>
      <text:p text:style-name="codesection"><text:span text:style-name="T3"><text:s text:c="4"/></text:span><text:span text:style-name="T2">typename</text:span><text:span text:style-name="T3"> </text:span><text:span text:style-name="T4">std</text:span>::<text:span text:style-name="T4">iterator_traits</text:span>&lt;<text:span text:style-name="T4">iterT</text:span>&gt;::<text:span text:style-name="T10">value_type</text:span><text:span text:style-name="T3"> </text:span><text:span text:style-name="T10">temp</text:span>(*<text:span text:style-name="T10">iter</text:span>);</text:p>
      <text:p text:style-name="codesection">}</text:p>
      <text:p text:style-name="P28"><text:soft-page-break/>اول این که اجازه ندهید که std::iterator_traits&lt;iterT&gt;::value_type شما را بترساند. این فقط استفاده از کلاس استاندارد traits است (در آیتم ۴۷ بررسی خواهد شد)، در واقع راهی است که ++C نوع اشاره‌گری که به شیء از نوع iterT اشاره شده است را مشخص می‌کند. این عبارت یک متغیر محلی (temp) از همان نوعی که شیء iterT به آن اشاره می‌کند را اعلان می‌کند، و آن temp را با شیء‌ای که iter به آن اشاره‌ می‌کند، آغاز می‌کند. اگر iterT یک vector&lt;int&gt;::iterator باشد، نوع temp از int است. اگر iterT یک list&lt;string&gt;::iterator باشد ، نوع temp از string است. از آنجایی که <text:s text:c="2"/>std::iterator_traits&lt;iterT&gt;::value_type یک نام وابسته nested است ما باید از typename استفاده کنیم.( در واقع type درون iterator_traits&lt;iterT قرار دارد و iterT یک پارامتر template است).</text:p>
      <text:p text:style-name="P28">اگر فکر می‌کنید که خواندن std::iterator_traits&lt;iterT&gt;::value_type یک مقداری سخت است، تصور کنید که آن شبیه چه نوعی است. اگر شما شبیه بیشتر برنامه‌نویس‌ها باشید، این که این نوع را بیشتر از یک بار تایپ کنید، مقداری اذیت کننده است، بنابراین نیاز دارید که یک typedef ایجاد کنید. برای نام‌های traits مثل value_type یک توافق عمومی وجود دارد که typedef مشابه نام عضو traits باشد، بنابراین چنین typedef ای معمولا تعریف می‌شود:</text:p>
      <text:p text:style-name="codesection"><text:span text:style-name="T2">template</text:span><text:span text:style-name="T3"> </text:span>&lt;<text:span text:style-name="T2">typename</text:span><text:span text:style-name="T3"> </text:span><text:span text:style-name="T4">iterT</text:span>&gt;</text:p>
      <text:p text:style-name="codesection"><text:span text:style-name="T2">void</text:span><text:span text:style-name="T3"> </text:span><text:span text:style-name="T7">workWithIerator</text:span>(<text:span text:style-name="T4">iterT</text:span><text:span text:style-name="T3"> </text:span><text:span text:style-name="T10">iter</text:span>)</text:p>
      <text:p text:style-name="codesection">{</text:p>
      <text:p text:style-name="codesection"><text:span text:style-name="T3"><text:s text:c="4"/></text:span><text:span text:style-name="T20">typedef typename </text:span><text:span text:style-name="T4">std</text:span>::<text:span text:style-name="T4">iterator_traits</text:span>&lt;<text:span text:style-name="T4">iterT</text:span>&gt;::<text:span text:style-name="T4">value_type</text:span><text:span text:style-name="T3"> </text:span><text:span text:style-name="T4">value_type</text:span>;</text:p>
      <text:p text:style-name="codesection"><text:span text:style-name="T3"><text:s text:c="4"/></text:span><text:span text:style-name="T4">value_type</text:span><text:span text:style-name="T3"> </text:span><text:span text:style-name="T10">temp</text:span>(*<text:span text:style-name="T10">iter</text:span>);</text:p>
      <text:p text:style-name="codesection">}</text:p>
      <text:p text:style-name="P28"/>
      <text:p text:style-name="codesection">Many programmers find the “ typedef typename ” juxtaposition initially jarring,</text:p>
      <text:p text:style-name="codesection">but it's a logical fallout from the rules for referring to nested dependent type</text:p>
      <text:p text:style-name="codesection">names. You'll get used to it fairly quickly. After all, you have strong</text:p>
      <text:p text:style-name="codesection">motivation. How many times do you want to type typename</text:p>
      <text:p text:style-name="codesection">std::iterator_traits&lt;IterT&gt;::value_typ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2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6-14T21:10:33.382384381</dc:date>
    <meta:editing-duration>PT22H30M18S</meta:editing-duration>
    <meta:editing-cycles>162</meta:editing-cycles>
    <meta:generator>LibreOffice/6.2.4.2$Linux_X86_64 LibreOffice_project/20$Build-2</meta:generator>
    <meta:document-statistic meta:table-count="0" meta:image-count="0" meta:object-count="0" meta:page-count="9" meta:paragraph-count="149" meta:word-count="2857" meta:character-count="16300" meta:non-whitespace-character-count="13003"/>
  </office:meta>
</office:document-meta>
</file>